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924in" fo:margin-left="-0.075in" table:align="left" style:writing-mode="lr-tb"/>
    </style:style>
    <style:style style:name="Table1.A" style:family="table-column">
      <style:table-column-properties style:column-width="3.3438in"/>
    </style:style>
    <style:style style:name="Table1.B" style:family="table-column">
      <style:table-column-properties style:column-width="3.2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Paragraphe_20_de_20_liste" style:list-style-name="WW8Num1"/>
    <style:style style:name="P2" style:family="paragraph" style:parent-style-name="Paragraphe_20_de_20_liste">
      <style:text-properties fo:font-size="12pt" style:font-size-asian="12pt" style:font-name-complex="Calibri1" style:font-size-complex="12pt"/>
    </style:style>
    <style:style style:name="P3" style:family="paragraph" style:parent-style-name="Paragraphe_20_de_20_liste">
      <style:paragraph-properties fo:margin-left="0.25in" fo:margin-right="0in" fo:text-indent="0in" style:auto-text-indent="false"/>
      <style:text-properties fo:font-size="12pt" style:font-size-asian="12pt" style:font-name-complex="Calibri1" style:font-size-complex="12pt"/>
    </style:style>
    <style:style style:name="P4" style:family="paragraph" style:parent-style-name="Paragraphe_20_de_20_liste">
      <style:paragraph-properties fo:margin-left="0in" fo:margin-right="0in" fo:text-indent="0in" style:auto-text-indent="false"/>
      <style:text-properties fo:font-size="12pt" style:font-size-asian="12pt" style:font-name-complex="Calibri1" style:font-size-complex="12pt"/>
    </style:style>
    <style:style style:name="P5" style:family="paragraph" style:parent-style-name="Paragraphe_20_de_20_liste" style:list-style-name="WW8Num2">
      <style:paragraph-properties fo:margin-top="0in" fo:margin-bottom="0in" style:contextual-spacing="true" fo:line-height="100%"/>
      <style:text-properties fo:font-size="12pt" fo:font-weight="bold" style:font-size-asian="12pt" style:font-weight-asian="bold" style:font-name-complex="Calibri1" style:font-size-complex="12pt"/>
    </style:style>
    <style:style style:name="P6" style:family="paragraph" style:parent-style-name="Paragraphe_20_de_20_liste" style:list-style-name="WW8Num1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12pt" style:font-size-asian="12pt" style:font-name-complex="Calibri1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ize="12pt" fo:font-weight="bold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fo:font-weight="bold" officeooo:rsid="001e4ac9" officeooo:paragraph-rsid="001e4ac9" style:font-size-asian="12pt" style:font-weight-asian="bold" style:font-name-complex="Calibri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fo:font-weight="normal" officeooo:rsid="001c95c5" officeooo:paragraph-rsid="001c95c5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fo:font-weight="normal" officeooo:rsid="001e4ac9" officeooo:paragraph-rsid="001e4ac9" style:font-size-asian="12pt" style:font-weight-asian="normal" style:font-name-complex="Calibri1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fo:font-weight="normal" officeooo:rsid="001ed123" officeooo:paragraph-rsid="001ed123" style:font-size-asian="12pt" style:font-weight-asian="normal" style:font-name-complex="Calibri1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top="0in" fo:margin-bottom="0in" style:contextual-spacing="false" fo:line-height="100%" style:snap-to-layout-grid="false"/>
      <style:text-properties officeooo:paragraph-rsid="001c95c5"/>
    </style:style>
    <style:style style:name="P17" style:family="paragraph" style:parent-style-name="Standard">
      <style:paragraph-properties fo:margin-top="0in" fo:margin-bottom="0in" style:contextual-spacing="false" fo:line-height="100%" style:snap-to-layout-grid="false"/>
      <style:text-properties officeooo:paragraph-rsid="001e4ac9"/>
    </style:style>
    <style:style style:name="P18" style:family="paragraph" style:parent-style-name="Standard">
      <style:paragraph-properties fo:margin-top="0in" fo:margin-bottom="0in" style:contextual-spacing="false" fo:line-height="100%" style:snap-to-layout-grid="false"/>
      <style:text-properties officeooo:rsid="001e4ac9" officeooo:paragraph-rsid="001e4ac9"/>
    </style:style>
    <style:style style:name="T1" style:family="text">
      <style:text-properties fo:font-weight="bold" style:font-weight-asian="bold"/>
    </style:style>
    <style:style style:name="T2" style:family="text">
      <style:text-properties fo:color="#7030a0" loext:opacity="100%" fo:font-size="14pt" fo:font-weight="bold" style:font-size-asian="14pt" style:font-weight-asian="bold" style:font-name-complex="Calibri1" style:font-size-complex="12pt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 loext:padding="0in" loext:border="none"/>
    </style:style>
    <style:style style:name="T5" style:family="text">
      <style:text-properties fo:font-size="12pt" fo:font-weight="bold" style:font-size-asian="12pt" style:font-weight-asian="bold" style:font-name-complex="Calibri1" style:font-size-complex="12pt"/>
    </style:style>
    <style:style style:name="T6" style:family="text">
      <style:text-properties fo:font-size="12pt" fo:language="fr" fo:country="FR" style:font-size-asian="12pt" style:font-name-complex="Calibri1" style:font-size-complex="12pt" loext:padding="0in" loext:border="none"/>
    </style:style>
    <style:style style:name="T7" style:family="text">
      <style:text-properties fo:font-size="12pt" fo:language="fr" fo:country="FR" officeooo:rsid="00203206" style:font-size-asian="12pt" style:font-name-complex="Calibri1" style:font-size-complex="12pt" loext:padding="0in" loext:border="none"/>
    </style:style>
    <style:style style:name="T8" style:family="text">
      <style:text-properties fo:font-size="12pt" fo:font-weight="normal" officeooo:rsid="001c95c5" style:font-size-asian="12pt" style:font-weight-asian="normal" style:font-name-complex="Calibri1" style:font-size-complex="12pt" style:font-weight-complex="normal"/>
    </style:style>
    <style:style style:name="T9" style:family="text">
      <style:text-properties fo:language="fr" fo:country="FR" style:language-complex="ar" style:country-complex="SA"/>
    </style:style>
    <style:style style:name="T10" style:family="text">
      <style:text-properties fo:font-weight="normal" officeooo:rsid="001c95c5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Calibri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weight-asian="bold" style:font-name-complex="Calibri1" style:font-size-complex="12pt"/>
    </style:style>
    <style:style style:name="T13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e4ac9" style:font-size-asian="12pt" style:font-weight-asian="bold" style:font-name-complex="Calibri1" style:font-size-complex="12pt"/>
    </style:style>
    <style:style style:name="T14" style:family="text">
      <style:text-properties officeooo:rsid="001ed123"/>
    </style:style>
    <style:style style:name="T15" style:family="text">
      <style:text-properties style:use-window-font-color="true" loext:opacity="0%" style:font-name="Calibri1" fo:language="fr" fo:country="FR" officeooo:rsid="001ed123" style:font-name-asian="Calibri1" style:language-complex="ar" style:country-complex="SA"/>
    </style:style>
    <style:style style:name="T16" style:family="text">
      <style:text-properties officeooo:rsid="00203206"/>
    </style:style>
    <style:style style:name="T1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D 1. <text:s/>Valider la pertinence et la fiabilité d’un article en ligne</text:span></text:p>
      <text:list xml:id="list2244319428" text:style-name="WW8Num1">
        <text:list-item>
          <text:p text:style-name="P1"><text:span text:style-name="T3">Lisez cet article en ligne : </text:span><text:a xlink:type="simple" xlink:href="https://theconversation.com/recrutement-pourquoi-les-stereotypes-sur-les-jeunes-ont-la-vie-dure-120429" text:style-name="Internet_20_link" text:visited-style-name="Visited_20_Internet_20_Link"><text:span text:style-name="Internet_20_link"><text:span text:style-name="T3">https://theconversation.com/recrutement-pourquoi-les-stereotypes-sur-les-jeunes-ont-la-vie-dure-120429</text:span></text:span></text:a><text:span text:style-name="T3"> </text:span></text:p>
        </text:list-item>
      </text:list>
      <text:p text:style-name="P3"/>
      <text:list xml:id="list93839691859278" text:continue-numbering="true" text:style-name="WW8Num1">
        <text:list-item>
          <text:p text:style-name="P1"><text:span text:style-name="T3">Donnez la définition du terme</text:span><text:span text:style-name="T5"> stéréotype </text:span></text:p>
          <text:p text:style-name="P6"><text:span text:style-name="T6">Donnez la définition du terme</text:span><text:span text:style-name="T4"> </text:span><text:span text:style-name="T6">stéréotype : Un stéréotype est une opinion toute faite. </text:span><text:span text:style-name="T7">C’est un synonyme de cliché.</text:span></text:p>
        </text:list-item>
      </text:list>
      <text:p text:style-name="P2"/>
      <text:p text:style-name="P4"/>
      <text:list xml:id="list93839756973485" text:continue-numbering="true" text:style-name="WW8Num1">
        <text:list-item>
          <text:p text:style-name="P1"><text:span text:style-name="T3">Répondez aux différentes questions du tableau qui constituent </text:span><text:span text:style-name="T5">les différentes étapes nécessaires</text:span><text:span text:style-name="T3"> à l’évaluation de la pertinence et de la validité d’un article en ligne </text:span></text:p>
        </text:list-item>
      </text:list>
      <text:p text:style-name="P3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3188098049" text:style-name="WW8Num2">
              <text:list-item>
                <text:p text:style-name="P5">Identifier la source</text:p>
              </text:list-item>
            </text:list>
            <text:p text:style-name="P8">Comment se nomme le site ? </text:p>
            <text:p text:style-name="P15"><text:span text:style-name="T3">Quelle est sa nature ? Ses objectifs ?</text:span><text:span text:style-name="T5"> </text:span></text:p>
            <text:p text:style-name="P10"/>
          </table:table-cell>
          <table:table-cell table:style-name="Table1.A1" office:value-type="string">
            <text:p text:style-name="P12">Nom du site:  « the conversation »</text:p>
            <text:p text:style-name="P12">nature : média indépendant </text:p>
            <text:p text:style-name="P12">ses objectifs : propose des articles de vulgarisation traitant l’actualité.</text:p>
          </table:table-cell>
        </table:table-row>
        <table:table-row table:style-name="Table1.1">
          <table:table-cell table:style-name="Table1.A1" office:value-type="string">
            <text:list xml:id="list93840385304570" text:continue-numbering="true" text:style-name="WW8Num2">
              <text:list-item>
                <text:p text:style-name="P5">Aller au-delà du titre</text:p>
              </text:list-item>
            </text:list>
            <text:p text:style-name="P8">Quel est le titre de l’article ? </text:p>
            <text:p text:style-name="P8">Le contenu de l’article est-il conforme à son titre ? </text:p>
            <text:p text:style-name="P15"><text:span text:style-name="T3">L’article traite-t-il bien du thème indiqué dans le titre ?</text:span></text:p>
            <text:p text:style-name="P8">Détaillez votre réponse </text:p>
            <text:p text:style-name="P8"/>
          </table:table-cell>
          <table:table-cell table:style-name="Table1.A1" office:value-type="string">
            <text:p text:style-name="P16"><text:span text:style-name="T8">Titre : « </text:span><text:span text:style-name="Strong_20_Emphasis">Recrutement : pourquoi les stéréotypes sur les jeunes ont la vie dure… »</text:span></text:p>
            <text:p text:style-name="P16"><text:span text:style-name="Strong_20_Emphasis"><text:span text:style-name="T10">Le contenu de l’article parle bien des difficultés de l’embauche chez les jeunes et des stéréotype associé comme par exemple le jeune qui <text:s/>joue aux jeux vidéos qui sera mal vu (irrespectueux et ne respectant pas la hiérarchie).</text:span></text:span></text:p>
          </table:table-cell>
        </table:table-row>
        <table:table-row table:style-name="Table1.1">
          <table:table-cell table:style-name="Table1.A1" office:value-type="string">
            <text:list xml:id="list93840021318840" text:continue-numbering="true" text:style-name="WW8Num2">
              <text:list-item>
                <text:p text:style-name="P5">Les sources sur lesquelles s’appuie l’article </text:p>
              </text:list-item>
            </text:list>
            <text:p text:style-name="P15"><text:span text:style-name="T3">L’auteur cite-t-il ses sources ? Si oui est-ce dans une bibliographie en fin d’article ou bien sous forme de liens hypertextes ? Quelle est la nature de ses sources ? Articles de presse, rapports ou études scientifiques, etc. ?</text:span></text:p>
            <text:p text:style-name="P10"/>
          </table:table-cell>
          <table:table-cell table:style-name="Table1.A1" office:value-type="string">
            <text:p text:style-name="P13">L’auteur site ses sources sous forme de lien et ses sources sont des résultats d’études scientifiques. <text:span text:style-name="T16">La vidéo ne pas partie des sources.</text:span></text:p>
          </table:table-cell>
        </table:table-row>
        <table:table-row table:style-name="Table1.1">
          <table:table-cell table:style-name="Table1.A1" office:value-type="string">
            <text:list xml:id="list93840991543248" text:continue-numbering="true" text:style-name="WW8Num2">
              <text:list-item>
                <text:p text:style-name="P5">Identifier l’auteur</text:p>
              </text:list-item>
            </text:list>
            <text:p text:style-name="P8">Qui est l’auteur ? </text:p>
            <text:p text:style-name="P15"><text:span text:style-name="T3">Existe-t-il vraiment ? Faites une recherche pour trouver son profil ou CV en ligne (LinkedIn, site de son entreprise ou de son université)</text:span></text:p>
            <text:p text:style-name="P8">A-t-il une expertise particulière ?</text:p>
            <text:p text:style-name="P8">Est-il qualifié pour parler du sujet traité dans l’article ? </text:p>
            <text:p text:style-name="P8"/>
          </table:table-cell>
          <table:table-cell table:style-name="Table1.A1" office:value-type="string">
            <text:p text:style-name="P17"><text:span text:style-name="T13">L’auteur de cet article est Jean Pralong :</text:span><text:span text:style-name="T12">Professeur de Gestion des Ressources Humaines </text:span><text:span text:style-name="T13">à « </text:span><text:span text:style-name="T11">EM Normandie Business School ».</text:span></text:p>
            <text:p text:style-name="P18"><text:span text:style-name="T11">Donc son profil linkedin nous montre </text:span></text:p>
            <text:p text:style-name="P11"><text:span text:style-name="T11">que c’est un expert dans le domaine des RH et il est donc qualifié pour parler du sujet traité dans cet article.</text:span></text:p>
          </table:table-cell>
        </table:table-row>
        <text:soft-page-break/>
        <table:table-row table:style-name="Table1.1">
          <table:table-cell table:style-name="Table1.A1" office:value-type="string">
            <text:list xml:id="list93840228429589" text:continue-numbering="true" text:style-name="WW8Num2">
              <text:list-item>
                <text:p text:style-name="P5">Vérifier la date de publication</text:p>
              </text:list-item>
            </text:list>
            <text:p text:style-name="P8">Compte tenu de la date de publication, pensez-vous que cet article est encore fiable ? </text:p>
            <text:p text:style-name="P8"/>
          </table:table-cell>
          <table:table-cell table:style-name="Table1.A1" office:value-type="string">
            <text:p text:style-name="P13"><text:span text:style-name="T14">Bien que l</text:span>’article <text:span text:style-name="T14">ait</text:span> été publié en 2019 <text:span text:style-name="T14">je pense que l’article est à moitié fiable car le sujet est tout de m</text:span><text:span text:style-name="T15">ême </text:span><text:span text:style-name="T14">sur un stéréotype encore bien encré dans notre société.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Serait-il pertinent d’utiliser cet article pour préparer un exposé sur « Les jeunes face au marché de l’emploi » ? Pourquoi ? <text:s/></text:span></text:p>
          </table:table-cell>
          <table:table-cell table:style-name="Table1.A1" office:value-type="string">
            <text:p text:style-name="P14">Oui on peut l’utiliser pour parler du stéréotype mais on ne pourrait pas citer les études scientifique car sont sûrement <text:span text:style-name="T9">obsolètes.</text:span> <text:span text:style-name="T16">On pourrait ajouter d’autre source plus fiable.</text:span></text:p>
          </table:table-cell>
        </table:table-row>
        <table:table-row table:style-name="Table1.1">
          <table:table-cell table:style-name="Table1.A1" office:value-type="string">
            <text:p text:style-name="P10">Cet article est-il fiable ? Pourquoi ? </text:p>
            <text:p text:style-name="P10"/>
          </table:table-cell>
          <table:table-cell table:style-name="Table1.A1" office:value-type="string">
            <text:p text:style-name="P14">Pas totalement car l’article se base sur des études scientifique datant de 2019 et ces études ne sont probablement plus fiable à 100 %.</text:p>
          </table:table-cell>
        </table:table-row>
        <table:table-row table:style-name="Table1.1">
          <table:table-cell table:style-name="Table1.A8" office:value-type="string">
            <text:p text:style-name="P10"/>
          </table:table-cell>
          <table:table-cell table:style-name="Table1.A8" office:value-type="string">
            <text:p text:style-name="P1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WW8Num1z0" style:family="text"/>
    <style:style style:name="WW8Num2z0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Berengere Stassin</meta:initial-creator>
    <meta:creation-date>2022-11-07T14:06:00</meta:creation-date>
    <dc:date>2023-11-15T09:38:37.852936087</dc:date>
    <meta:editing-cycles>4</meta:editing-cycles>
    <meta:editing-duration>PT16M43S</meta:editing-duration>
    <meta:generator>LibreOffice/7.3.7.2$Linux_X86_64 LibreOffice_project/30$Build-2</meta:generator>
    <meta:document-statistic meta:table-count="1" meta:image-count="0" meta:object-count="0" meta:page-count="2" meta:paragraph-count="36" meta:word-count="496" meta:character-count="2984" meta:non-whitespace-character-count="2512"/>
  </office:meta>
</office:document-meta>
</file>